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ru" fo:country="RU" officeooo:paragraph-rsid="0005de4f"/>
    </style:style>
    <style:style style:name="P2" style:family="paragraph" style:parent-style-name="Standard">
      <style:paragraph-properties fo:margin-top="0.199cm" fo:margin-bottom="0.199cm" fo:text-align="center" style:justify-single-word="false"/>
      <style:text-properties fo:language="ru" fo:country="RU" officeooo:paragraph-rsid="0005de4f"/>
    </style:style>
    <style:style style:name="P3" style:family="paragraph" style:parent-style-name="Standard">
      <style:paragraph-properties fo:text-align="justify" style:justify-single-word="false"/>
      <style:text-properties fo:language="ru" fo:country="RU" officeooo:rsid="0018196f" officeooo:paragraph-rsid="0005de4f"/>
    </style:style>
    <style:style style:name="T1" style:family="text">
      <style:text-properties officeooo:rsid="0018196f"/>
    </style:style>
    <style:style style:name="T2" style:family="text">
      <style:text-properties officeooo:rsid="001ae70c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8196f"/>
    </style:style>
    <style:style style:name="T5" style:family="text">
      <style:text-properties fo:language="en" fo:country="US" officeooo:rsid="001ae70c"/>
    </style:style>
    <style:style style:name="T6" style:family="text">
      <style:text-properties fo:language="en" fo:country="US" officeooo:rsid="0005de4f"/>
    </style:style>
    <style:style style:name="T7" style:family="text">
      <style:text-properties fo:language="en" fo:country="US" officeooo:rsid="00076709"/>
    </style:style>
    <style:style style:name="T8" style:family="text">
      <style:text-properties fo:language="en" fo:country="US" officeooo:rsid="000dd797"/>
    </style:style>
    <style:style style:name="T9" style:family="text">
      <style:text-properties officeooo:rsid="0005de4f"/>
    </style:style>
    <style:style style:name="T10" style:family="text">
      <style:text-properties officeooo:rsid="00063b69"/>
    </style:style>
    <style:style style:name="T11" style:family="text">
      <style:text-properties officeooo:rsid="00076709"/>
    </style:style>
    <style:style style:name="T12" style:family="text">
      <style:text-properties officeooo:rsid="00081649"/>
    </style:style>
    <style:style style:name="T13" style:family="text">
      <style:text-properties officeooo:rsid="0009cc8d"/>
    </style:style>
    <style:style style:name="T14" style:family="text">
      <style:text-properties officeooo:rsid="000a3eb0"/>
    </style:style>
    <style:style style:name="T15" style:family="text">
      <style:text-properties officeooo:rsid="000dd7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Обратная связь специалисту по качеству программного обеспечения <text:span text:style-name="T9">Ипполитовой Ольге</text:span>.</text:p>
      <text:p text:style-name="P1"><text:span text:style-name="T9">Ипполитова Ольга</text:span> — опытный специалист-тестировщик программного обеспечения. Придя в компанию <text:span text:style-name="T9">с минимальным</text:span> опыт<text:span text:style-name="T9">ом</text:span> работы <text:span text:style-name="T9">в </text:span><text:span text:style-name="T6">IT</text:span>, <text:span text:style-name="T2">за год работы </text:span><text:span text:style-name="T9">Ольга</text:span> выросла до специалиста <text:span text:style-name="T10">по тестированию про</text:span><text:span text:style-name="T11">граммного обеспечения</text:span>. <text:span text:style-name="T11">Ольга может выполнять практически любые виды ручного тестирования программного обеспечения: функциональное, скриптовое (регрессионное), тестирование удобства использования </text:span><text:span text:style-name="T7">(usability), </text:span><text:span text:style-name="T12">конфигурационное тестирование. При выполнении функционального тестирования, Ольга выбирает и выполняет задачи повышенной сложности. </text:span><text:span text:style-name="T13">Все взятые задачи Ольга выполняет укладываясь в оценку, в срок и с высоким качеством. </text:span><text:span text:style-name="T12">Ольга может позиционироваться </text:span><text:span text:style-name="T13">и </text:span><text:span text:style-name="T12">как тест дизайнер. Стоит отметить качество создаваемых ею тестовых скриптов. </text:span><text:span text:style-name="T13">Скрипты, создаваемые Ольгой обеспечивают высокую степень покрытия тестируемого функционала.</text:span><text:span text:style-name="T12"> Ольга</text:span> выполнила большой объём работ по созданию скриптов <text:span text:style-name="T12">ручно</text:span>го тестирования на проекте ТСС. <text:span text:style-name="T12">Также Ольга принимает участие в оценке работ по тестированию разрабатываемого функционала на проекте ТСС. У Ольги есть практический опыт использования </text:span><text:span text:style-name="T3">Apache J-meter, </text:span><text:span text:style-name="T12">в написании скриптов </text:span>нагрузочного <text:span text:style-name="T12">т</text:span>естирования. <text:span text:style-name="T13">На проекте ТСС Оля выполняет важную роль </text:span><text:span text:style-name="T14">управления документацией по проекту</text:span><text:span text:style-name="T13">.</text:span></text:p>
      <text:p text:style-name="P1"><text:span text:style-name="T1">Помимо работы на базовом проекте ТСС, </text:span><text:span text:style-name="T15">Оля</text:span><text:span text:style-name="T1"> выполняет работы по тестированию на таких проектах как </text:span><text:span text:style-name="T8">DMD </text:span><text:span text:style-name="T15">и </text:span><text:span text:style-name="T8">Ship off</text:span><text:span text:style-name="T4">. </text:span><text:span text:style-name="T1">На всех проектах </text:span><text:span text:style-name="T15">Оля</text:span><text:span text:style-name="T1"> выполняет качественное тестирование.</text:span></text:p>
      <text:p text:style-name="P1"><text:span text:style-name="T15">Ольга</text:span><text:span text:style-name="T2"> профессионально р</text:span><text:span text:style-name="T15">азвивается в направлении тестирования удобства использования </text:span><text:span text:style-name="T8">(usability)</text:span><text:span text:style-name="T2">. П</text:span><text:span text:style-name="T15">редполагается использовать знания и практические навыки, приобретенные Ольгой в данном направлении на этапе оценки потенциальных проектов.</text:span></text:p>
      <text:p text:style-name="P3"><text:span text:style-name="T15">Ольга -</text:span> исполнительный сотрудник. Все поручения выполняет точно и в срок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6-25T10:36:41.75</meta:creation-date>
    <dc:date>2013-07-04T09:58:58.51</dc:date>
    <meta:editing-duration>PT04H08M59S</meta:editing-duration>
    <meta:editing-cycles>3</meta:editing-cycles>
    <meta:generator>OpenOffice.org/3.2$Win32 OpenOffice.org_project/320m19$Build-9505</meta:generator>
    <meta:document-statistic meta:table-count="0" meta:image-count="0" meta:object-count="0" meta:page-count="1" meta:paragraph-count="5" meta:word-count="216" meta:character-count="1763"/>
  </office:meta>
</office:document-meta>
</file>